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terschied von Dataspaces zu Data-Integration: Im Gegensatz zu data integration systems, DataSpace Support Systems (DSSPs) brauchen keine vollständige semantische Integration der Quellen um nützliche Dienste bereitzustell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oeth</meta:initial-creator>
    <meta:creation-date>2015-08-28T15:53:43.45</meta:creation-date>
    <meta:document-statistic meta:table-count="0" meta:image-count="0" meta:object-count="0" meta:page-count="1" meta:paragraph-count="1" meta:word-count="26" meta:character-count="226"/>
    <dc:date>2015-08-29T02:13:19.09</dc:date>
    <dc:creator>David Goeth</dc:creator>
    <meta:editing-duration>PT10H4M25S</meta:editing-duration>
    <meta:editing-cycles>1</meta:editing-cycles>
    <meta:generator>OpenOffice/4.1.1$Win32 OpenOffice.org_project/411m6$Build-9775</meta:generator>
  </office:meta>
</office:document-meta>
</file>